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ba358"/>
    </style:style>
    <style:style style:name="P2" style:family="paragraph" style:parent-style-name="Standard">
      <style:text-properties officeooo:paragraph-rsid="000c1987"/>
    </style:style>
    <style:style style:name="P3" style:family="paragraph" style:parent-style-name="Standard">
      <style:text-properties officeooo:paragraph-rsid="000ea35f"/>
    </style:style>
    <style:style style:name="P4" style:family="paragraph" style:parent-style-name="Standard">
      <style:text-properties officeooo:paragraph-rsid="00101090"/>
    </style:style>
    <style:style style:name="P5" style:family="paragraph" style:parent-style-name="Standard">
      <style:text-properties officeooo:paragraph-rsid="0010b356"/>
    </style:style>
    <style:style style:name="P6" style:family="paragraph" style:parent-style-name="Standard">
      <style:text-properties officeooo:paragraph-rsid="00151ace"/>
    </style:style>
    <style:style style:name="P7" style:family="paragraph" style:parent-style-name="Standard">
      <style:text-properties officeooo:paragraph-rsid="001584c1"/>
    </style:style>
    <style:style style:name="P8" style:family="paragraph" style:parent-style-name="Standard">
      <style:text-properties officeooo:paragraph-rsid="001a4e56"/>
    </style:style>
    <style:style style:name="P9" style:family="paragraph" style:parent-style-name="Standard">
      <style:paragraph-properties fo:margin-left="1.251cm" fo:margin-right="0cm" fo:text-indent="0cm" style:auto-text-indent="false"/>
      <style:text-properties officeooo:paragraph-rsid="000ba358"/>
    </style:style>
    <style:style style:name="P10" style:family="paragraph" style:parent-style-name="Standard">
      <style:paragraph-properties fo:margin-left="1.251cm" fo:margin-right="0cm" fo:text-indent="0cm" style:auto-text-indent="false"/>
      <style:text-properties officeooo:paragraph-rsid="000c1987"/>
    </style:style>
    <style:style style:name="P11" style:family="paragraph" style:parent-style-name="Standard">
      <style:paragraph-properties fo:margin-left="1.251cm" fo:margin-right="0cm" fo:text-indent="0cm" style:auto-text-indent="false"/>
      <style:text-properties officeooo:paragraph-rsid="000de546"/>
    </style:style>
    <style:style style:name="P12" style:family="paragraph" style:parent-style-name="Standard">
      <style:paragraph-properties fo:margin-left="1.251cm" fo:margin-right="0cm" fo:text-indent="0cm" style:auto-text-indent="false"/>
      <style:text-properties officeooo:paragraph-rsid="000ea35f"/>
    </style:style>
    <style:style style:name="P13" style:family="paragraph" style:parent-style-name="Standard">
      <style:paragraph-properties fo:margin-left="1.251cm" fo:margin-right="0cm" fo:text-indent="0cm" style:auto-text-indent="false"/>
      <style:text-properties officeooo:paragraph-rsid="00101090"/>
    </style:style>
    <style:style style:name="P14" style:family="paragraph" style:parent-style-name="Standard">
      <style:paragraph-properties fo:margin-left="1.251cm" fo:margin-right="0cm" fo:text-indent="0cm" style:auto-text-indent="false"/>
      <style:text-properties officeooo:paragraph-rsid="0010b356"/>
    </style:style>
    <style:style style:name="P15" style:family="paragraph" style:parent-style-name="Standard">
      <style:paragraph-properties fo:margin-left="1.251cm" fo:margin-right="0cm" fo:text-indent="0cm" style:auto-text-indent="false"/>
      <style:text-properties officeooo:paragraph-rsid="00151ace"/>
    </style:style>
    <style:style style:name="P16" style:family="paragraph" style:parent-style-name="Standard">
      <style:paragraph-properties fo:margin-left="1.251cm" fo:margin-right="0cm" fo:text-indent="0cm" style:auto-text-indent="false"/>
      <style:text-properties officeooo:paragraph-rsid="001584c1"/>
    </style:style>
    <style:style style:name="P17" style:family="paragraph" style:parent-style-name="Standard">
      <style:paragraph-properties fo:margin-left="1.251cm" fo:margin-right="0cm" fo:text-indent="0cm" style:auto-text-indent="false"/>
      <style:text-properties officeooo:paragraph-rsid="00166a55"/>
    </style:style>
    <style:style style:name="P18" style:family="paragraph" style:parent-style-name="Standard">
      <style:paragraph-properties fo:margin-left="1.251cm" fo:margin-right="0cm" fo:text-indent="0cm" style:auto-text-indent="false"/>
      <style:text-properties officeooo:paragraph-rsid="00182c15"/>
    </style:style>
    <style:style style:name="P19" style:family="paragraph" style:parent-style-name="Standard">
      <style:paragraph-properties fo:margin-left="0cm" fo:margin-right="0cm" fo:text-indent="0cm" style:auto-text-indent="false"/>
      <style:text-properties officeooo:paragraph-rsid="000de546"/>
    </style:style>
    <style:style style:name="P20" style:family="paragraph" style:parent-style-name="Standard">
      <style:paragraph-properties fo:margin-left="0cm" fo:margin-right="0cm" fo:text-indent="0cm" style:auto-text-indent="false"/>
      <style:text-properties officeooo:paragraph-rsid="00101090"/>
    </style:style>
    <style:style style:name="P21" style:family="paragraph" style:parent-style-name="Standard">
      <style:paragraph-properties fo:margin-left="0cm" fo:margin-right="0cm" fo:text-indent="0cm" style:auto-text-indent="false"/>
      <style:text-properties officeooo:paragraph-rsid="001bcce4"/>
    </style:style>
    <style:style style:name="P22"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officeooo:paragraph-rsid="000ba358"/>
    </style:style>
    <style:style style:name="P23"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officeooo:paragraph-rsid="0018e3fc"/>
    </style:style>
    <style:style style:name="P24"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officeooo:paragraph-rsid="000ea35f"/>
    </style:style>
    <style:style style:name="P25"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officeooo:paragraph-rsid="00101090"/>
    </style:style>
    <style:style style:name="P26"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officeooo:paragraph-rsid="0010b356"/>
    </style:style>
    <style:style style:name="P27" style:family="paragraph" style:parent-style-name="Standard">
      <style:paragraph-properties fo:margin-left="0cm" fo:margin-right="0cm" fo:text-indent="0cm" style:auto-text-indent="false" fo:padding="0.074cm" fo:border-left="none" fo:border-right="none" fo:border-top="none" fo:border-bottom="0.06pt solid #000000" style:join-border="false"/>
      <style:text-properties officeooo:paragraph-rsid="00151ace"/>
    </style:style>
    <style:style style:name="P28" style:family="paragraph" style:parent-style-name="Standard">
      <style:paragraph-properties fo:margin-left="2.501cm" fo:margin-right="0cm" fo:text-indent="0cm" style:auto-text-indent="false"/>
      <style:text-properties officeooo:paragraph-rsid="001584c1"/>
    </style:style>
    <style:style style:name="P29" style:family="paragraph" style:parent-style-name="Standard">
      <style:paragraph-properties fo:margin-left="2.501cm" fo:margin-right="0cm" fo:text-indent="0cm" style:auto-text-indent="false"/>
      <style:text-properties officeooo:paragraph-rsid="0015c30b"/>
    </style:style>
    <style:style style:name="P30" style:family="paragraph" style:parent-style-name="Standard">
      <style:paragraph-properties fo:margin-left="2.501cm" fo:margin-right="0cm" fo:text-indent="0cm" style:auto-text-indent="false"/>
      <style:text-properties officeooo:paragraph-rsid="00166a55"/>
    </style:style>
    <style:style style:name="P31" style:family="paragraph" style:parent-style-name="Standard">
      <style:paragraph-properties fo:margin-left="2.501cm" fo:margin-right="0cm" fo:text-indent="0cm" style:auto-text-indent="false"/>
      <style:text-properties officeooo:paragraph-rsid="00151ace"/>
    </style:style>
    <style:style style:name="P32" style:family="paragraph" style:parent-style-name="Standard">
      <style:paragraph-properties fo:margin-left="2.501cm" fo:margin-right="0cm" fo:text-indent="0cm" style:auto-text-indent="false"/>
      <style:text-properties officeooo:paragraph-rsid="0010b356"/>
    </style:style>
    <style:style style:name="P33" style:family="paragraph" style:parent-style-name="Standard">
      <style:paragraph-properties fo:margin-left="2.501cm" fo:margin-right="0cm" fo:text-indent="0cm" style:auto-text-indent="false"/>
      <style:text-properties officeooo:paragraph-rsid="00127bbe"/>
    </style:style>
    <style:style style:name="P34" style:family="paragraph" style:parent-style-name="Standard">
      <style:paragraph-properties fo:margin-left="2.501cm" fo:margin-right="0cm" fo:text-indent="0cm" style:auto-text-indent="false"/>
      <style:text-properties officeooo:paragraph-rsid="00101090"/>
    </style:style>
    <style:style style:name="P35" style:family="paragraph" style:parent-style-name="Standard">
      <style:paragraph-properties fo:margin-left="2.501cm" fo:margin-right="0cm" fo:text-indent="0cm" style:auto-text-indent="false"/>
      <style:text-properties officeooo:paragraph-rsid="000ea35f"/>
    </style:style>
    <style:style style:name="P36" style:family="paragraph" style:parent-style-name="Standard">
      <style:paragraph-properties fo:margin-left="2.501cm" fo:margin-right="0cm" fo:text-indent="0cm" style:auto-text-indent="false"/>
      <style:text-properties officeooo:paragraph-rsid="000c1987"/>
    </style:style>
    <style:style style:name="P37" style:family="paragraph" style:parent-style-name="Standard">
      <style:paragraph-properties fo:margin-left="2.501cm" fo:margin-right="0cm" fo:text-indent="0cm" style:auto-text-indent="false"/>
      <style:text-properties officeooo:paragraph-rsid="000ba358"/>
    </style:style>
    <style:style style:name="P38" style:family="paragraph" style:parent-style-name="Standard">
      <style:paragraph-properties fo:margin-left="2.501cm" fo:margin-right="0cm" fo:text-indent="0cm" style:auto-text-indent="false"/>
      <style:text-properties officeooo:paragraph-rsid="00182c15"/>
    </style:style>
    <style:style style:name="P39" style:family="paragraph" style:parent-style-name="Heading_20_2">
      <style:text-properties fo:font-size="16pt" fo:font-style="normal" style:font-size-asian="16pt" style:font-style-asian="normal" style:font-size-complex="16pt" style:font-style-complex="normal"/>
    </style:style>
    <style:style style:name="P40" style:family="paragraph" style:parent-style-name="Heading_20_2">
      <style:text-properties officeooo:paragraph-rsid="000c1987"/>
    </style:style>
    <style:style style:name="P41" style:family="paragraph" style:parent-style-name="Heading_20_2">
      <style:text-properties officeooo:paragraph-rsid="000ea35f"/>
    </style:style>
    <style:style style:name="P42" style:family="paragraph" style:parent-style-name="Heading_20_2">
      <style:text-properties officeooo:paragraph-rsid="00101090"/>
    </style:style>
    <style:style style:name="P43" style:family="paragraph" style:parent-style-name="Heading_20_2">
      <style:text-properties officeooo:paragraph-rsid="0010b356"/>
    </style:style>
    <style:style style:name="P44" style:family="paragraph" style:parent-style-name="Heading_20_2">
      <style:text-properties officeooo:paragraph-rsid="00151ace"/>
    </style:style>
    <style:style style:name="P45" style:family="paragraph" style:parent-style-name="Heading_20_2">
      <style:text-properties officeooo:paragraph-rsid="001584c1"/>
    </style:style>
    <style:style style:name="P46" style:family="paragraph" style:parent-style-name="Heading_20_1">
      <style:paragraph-properties fo:text-align="center" style:justify-single-word="false" fo:padding="0.074cm" fo:border-left="none" fo:border-right="none" fo:border-top="none" fo:border-bottom="0.06pt solid #000000" style:join-border="false"/>
    </style:style>
    <style:style style:name="P47" style:family="paragraph" style:parent-style-name="Heading_20_3">
      <style:paragraph-properties fo:margin-left="2.501cm" fo:margin-right="0cm" fo:text-indent="-1.27cm" style:auto-text-indent="false"/>
    </style:style>
    <style:style style:name="P48" style:family="paragraph" style:parent-style-name="Heading_20_3">
      <style:paragraph-properties fo:margin-left="2.501cm" fo:margin-right="0cm" fo:text-indent="-1.27cm" style:auto-text-indent="false"/>
      <style:text-properties officeooo:paragraph-rsid="001584c1"/>
    </style:style>
    <style:style style:name="P49" style:family="paragraph" style:parent-style-name="Heading_20_3">
      <style:paragraph-properties fo:margin-left="2.501cm" fo:margin-right="0cm" fo:text-indent="-1.27cm" style:auto-text-indent="false"/>
      <style:text-properties officeooo:paragraph-rsid="00166a55"/>
    </style:style>
    <style:style style:name="P50" style:family="paragraph" style:parent-style-name="Heading_20_3">
      <style:paragraph-properties fo:margin-left="2.501cm" fo:margin-right="0cm" fo:text-indent="-1.27cm" style:auto-text-indent="false"/>
      <style:text-properties officeooo:paragraph-rsid="00151ace"/>
    </style:style>
    <style:style style:name="P51" style:family="paragraph" style:parent-style-name="Heading_20_3">
      <style:paragraph-properties fo:margin-left="2.501cm" fo:margin-right="0cm" fo:text-indent="-1.27cm" style:auto-text-indent="false"/>
      <style:text-properties officeooo:paragraph-rsid="0010b356"/>
    </style:style>
    <style:style style:name="P52" style:family="paragraph" style:parent-style-name="Heading_20_3">
      <style:paragraph-properties fo:margin-left="2.501cm" fo:margin-right="0cm" fo:text-indent="-1.27cm" style:auto-text-indent="false"/>
      <style:text-properties officeooo:paragraph-rsid="00101090"/>
    </style:style>
    <style:style style:name="P53" style:family="paragraph" style:parent-style-name="Heading_20_3">
      <style:paragraph-properties fo:margin-left="2.501cm" fo:margin-right="0cm" fo:text-indent="-1.27cm" style:auto-text-indent="false"/>
      <style:text-properties officeooo:paragraph-rsid="000ea35f"/>
    </style:style>
    <style:style style:name="P54" style:family="paragraph" style:parent-style-name="Heading_20_3">
      <style:paragraph-properties fo:margin-left="2.501cm" fo:margin-right="0cm" fo:text-indent="-1.27cm" style:auto-text-indent="false"/>
      <style:text-properties officeooo:paragraph-rsid="000c1987"/>
    </style:style>
    <style:style style:name="T1" style:family="text">
      <style:text-properties officeooo:rsid="000ba358"/>
    </style:style>
    <style:style style:name="T2" style:family="text">
      <style:text-properties officeooo:rsid="000c1987"/>
    </style:style>
    <style:style style:name="T3" style:family="text">
      <style:text-properties fo:font-size="16pt" fo:font-style="normal" officeooo:rsid="000c1987" style:font-size-asian="16pt" style:font-style-asian="normal" style:font-size-complex="16pt" style:font-style-complex="normal"/>
    </style:style>
    <style:style style:name="T4" style:family="text">
      <style:text-properties fo:font-size="16pt" fo:font-style="normal" officeooo:rsid="000ea35f" style:font-size-asian="16pt" style:font-style-asian="normal" style:font-size-complex="16pt" style:font-style-complex="normal"/>
    </style:style>
    <style:style style:name="T5" style:family="text">
      <style:text-properties fo:font-size="16pt" fo:font-style="normal" officeooo:rsid="00101090" style:font-size-asian="16pt" style:font-style-asian="normal" style:font-size-complex="16pt" style:font-style-complex="normal"/>
    </style:style>
    <style:style style:name="T6" style:family="text">
      <style:text-properties fo:font-size="16pt" fo:font-style="normal" officeooo:rsid="0010b356" style:font-size-asian="16pt" style:font-style-asian="normal" style:font-size-complex="16pt" style:font-style-complex="normal"/>
    </style:style>
    <style:style style:name="T7" style:family="text">
      <style:text-properties fo:font-size="16pt" fo:font-style="normal" officeooo:rsid="00151ace" style:font-size-asian="16pt" style:font-style-asian="normal" style:font-size-complex="16pt" style:font-style-complex="normal"/>
    </style:style>
    <style:style style:name="T8" style:family="text">
      <style:text-properties fo:font-size="16pt" fo:font-style="normal" officeooo:rsid="001584c1" style:font-size-asian="16pt" style:font-style-asian="normal" style:font-size-complex="16pt" style:font-style-complex="normal"/>
    </style:style>
    <style:style style:name="T9" style:family="text">
      <style:text-properties fo:font-size="16pt" fo:font-style="normal" officeooo:rsid="001a85c8" style:font-size-asian="16pt" style:font-style-asian="normal" style:font-size-complex="16pt" style:font-style-complex="normal"/>
    </style:style>
    <style:style style:name="T10" style:family="text">
      <style:text-properties fo:font-size="12pt" fo:font-style="normal" officeooo:rsid="000ba358" style:font-size-asian="12pt" style:font-style-asian="normal" style:font-size-complex="12pt" style:font-style-complex="normal"/>
    </style:style>
    <style:style style:name="T11" style:family="text">
      <style:text-properties fo:font-size="12pt" fo:font-style="normal" officeooo:rsid="000c1987" style:font-size-asian="12pt" style:font-style-asian="normal" style:font-size-complex="12pt" style:font-style-complex="normal"/>
    </style:style>
    <style:style style:name="T12" style:family="text">
      <style:text-properties fo:font-size="12pt" fo:font-style="normal" officeooo:rsid="000de546" style:font-size-asian="12pt" style:font-style-asian="normal" style:font-size-complex="12pt" style:font-style-complex="normal"/>
    </style:style>
    <style:style style:name="T13" style:family="text">
      <style:text-properties fo:font-size="12pt" fo:font-style="normal" officeooo:rsid="000de696" style:font-size-asian="12pt" style:font-style-asian="normal" style:font-size-complex="12pt" style:font-style-complex="normal"/>
    </style:style>
    <style:style style:name="T14" style:family="text">
      <style:text-properties fo:font-size="12pt" fo:font-style="normal" officeooo:rsid="000ea35f" style:font-size-asian="12pt" style:font-style-asian="normal" style:font-size-complex="12pt" style:font-style-complex="normal"/>
    </style:style>
    <style:style style:name="T15" style:family="text">
      <style:text-properties fo:font-size="12pt" fo:font-style="normal" officeooo:rsid="00101090" style:font-size-asian="12pt" style:font-style-asian="normal" style:font-size-complex="12pt" style:font-style-complex="normal"/>
    </style:style>
    <style:style style:name="T16" style:family="text">
      <style:text-properties fo:font-size="12pt" fo:font-style="normal" officeooo:rsid="0010b356" style:font-size-asian="12pt" style:font-style-asian="normal" style:font-size-complex="12pt" style:font-style-complex="normal"/>
    </style:style>
    <style:style style:name="T17" style:family="text">
      <style:text-properties fo:font-size="12pt" fo:font-style="normal" officeooo:rsid="00151ace" style:font-size-asian="12pt" style:font-style-asian="normal" style:font-size-complex="12pt" style:font-style-complex="normal"/>
    </style:style>
    <style:style style:name="T18" style:family="text">
      <style:text-properties fo:font-size="12pt" fo:font-style="normal" officeooo:rsid="0015c30b" style:font-size-asian="12pt" style:font-style-asian="normal" style:font-size-complex="12pt" style:font-style-complex="normal"/>
    </style:style>
    <style:style style:name="T19" style:family="text">
      <style:text-properties fo:font-size="12pt" fo:font-style="normal" officeooo:rsid="00166a55" style:font-size-asian="12pt" style:font-style-asian="normal" style:font-size-complex="12pt" style:font-style-complex="normal"/>
    </style:style>
    <style:style style:name="T20" style:family="text">
      <style:text-properties fo:font-size="12pt" fo:font-style="normal" officeooo:rsid="001a85c8" style:font-size-asian="12pt" style:font-style-asian="normal" style:font-size-complex="12pt" style:font-style-complex="normal"/>
    </style:style>
    <style:style style:name="T21" style:family="text">
      <style:text-properties officeooo:rsid="000ea35f"/>
    </style:style>
    <style:style style:name="T22" style:family="text">
      <style:text-properties officeooo:rsid="00101090"/>
    </style:style>
    <style:style style:name="T23" style:family="text">
      <style:text-properties officeooo:rsid="0010b356"/>
    </style:style>
    <style:style style:name="T24" style:family="text">
      <style:text-properties officeooo:rsid="00127bbe"/>
    </style:style>
    <style:style style:name="T25" style:family="text">
      <style:text-properties officeooo:rsid="00151ace"/>
    </style:style>
    <style:style style:name="T26" style:family="text">
      <style:text-properties officeooo:rsid="001584c1"/>
    </style:style>
    <style:style style:name="T27" style:family="text">
      <style:text-properties officeooo:rsid="0015c30b"/>
    </style:style>
    <style:style style:name="T28" style:family="text">
      <style:text-properties officeooo:rsid="00166a55"/>
    </style:style>
    <style:style style:name="T29" style:family="text">
      <style:text-properties officeooo:rsid="0018e3fc"/>
    </style:style>
    <style:style style:name="T30" style:family="text">
      <style:text-properties officeooo:rsid="001a4e56"/>
    </style:style>
    <style:style style:name="T31" style:family="text">
      <style:text-properties fo:font-size="18pt" officeooo:rsid="000ba358" style:font-size-asian="18pt" style:font-size-complex="18pt"/>
    </style:style>
    <style:style style:name="T32" style:family="text">
      <style:text-properties officeooo:rsid="001a85c8"/>
    </style:style>
    <style:style style:name="T33" style:family="text">
      <style:text-properties officeooo:rsid="001bcc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span text:style-name="T31">Web Panel</text:span></text:h>
      <text:p text:style-name="P8"><text:span text:style-name="T30"/></text:p>
      <text:h text:style-name="P39" text:outline-level="2"><text:span text:style-name="T1">Groups</text:span></text:h>
      <text:p text:style-name="P1"><text:span text:style-name="T1"/></text:p>
      <text:h text:style-name="P47" text:outline-level="3"><text:span text:style-name="T1">Listing all Groups</text:span></text:h>
      <text:p text:style-name="P37"><text:span text:style-name="T1">1. Click on the Groups tab in the navigation bar.</text:span></text:p>
      <text:p text:style-name="P9"><text:span text:style-name="T1"/></text:p>
      <text:h text:style-name="P47" text:outline-level="3"><text:span text:style-name="T1">Adding a new Group</text:span></text:h>
      <text:p text:style-name="P37"><text:span text:style-name="T1">1. Click on the Groups tab in the navigation bar.</text:span></text:p>
      <text:p text:style-name="P37"><text:span text:style-name="T1">2. Scroll down to the bottom and click on the 'New' button.</text:span></text:p>
      <text:p text:style-name="P37"><text:span text:style-name="T1">3. In the page that opens, enter the details of the </text:span><text:span text:style-name="T2">group</text:span><text:span text:style-name="T1"> (Only </text:span><text:span text:style-name="T2">group</text:span><text:span text:style-name="T1"> name is mandatory, rest all the columns are optional.)</text:span></text:p>
      <text:p text:style-name="P37"><text:span text:style-name="T1">4. Click on 'Create Group'.</text:span></text:p>
      <text:p text:style-name="P22"><text:span text:style-name="T29"/></text:p>
      <text:h text:style-name="P40" text:outline-level="2"><text:span text:style-name="T3">Schools</text:span></text:h>
      <text:p text:style-name="P2"><text:span text:style-name="T1"/></text:p>
      <text:h text:style-name="P54" text:outline-level="3"><text:span text:style-name="T1">Listing all </text:span><text:span text:style-name="T2">Schools</text:span></text:h>
      <text:p text:style-name="P36"><text:span text:style-name="T1">1. Click on the </text:span><text:span text:style-name="T2">Schools</text:span><text:span text:style-name="T1"> tab in the navigation bar.</text:span></text:p>
      <text:p text:style-name="P10"><text:span text:style-name="T1"/></text:p>
      <text:h text:style-name="P54" text:outline-level="3"><text:span text:style-name="T1">Adding a new </text:span><text:span text:style-name="T2">School</text:span></text:h>
      <text:p text:style-name="P36"><text:span text:style-name="T1">1. Click on the </text:span><text:span text:style-name="T2">Schools</text:span><text:span text:style-name="T1"> tab in the navigation bar.</text:span></text:p>
      <text:p text:style-name="P36"><text:span text:style-name="T1">2. Scroll down to the bottom and click on the 'New' button.</text:span></text:p>
      <text:p text:style-name="P36"><text:span text:style-name="T1">3. In the page that opens, </text:span><text:span text:style-name="T2">select the group from the drop-down.</text:span></text:p>
      <text:p text:style-name="P36"><text:span text:style-name="T2">4. E</text:span><text:span text:style-name="T1">nter the details of the school (Only school name </text:span><text:span text:style-name="T2">and group</text:span><text:span text:style-name="T1"> is mandatory, rest all the columns are optional.)</text:span></text:p>
      <text:p text:style-name="P36"><text:span text:style-name="T11">5. </text:span><text:span text:style-name="T10">Click on 'Create </text:span><text:span text:style-name="T11">School</text:span><text:span text:style-name="T10">'.</text:span></text:p>
      <text:p text:style-name="P23"><text:span text:style-name="T29"/></text:p>
      <text:h text:style-name="P40" text:outline-level="2"><text:span text:style-name="T3">Machines</text:span></text:h>
      <text:p text:style-name="P2"><text:span text:style-name="T1"/></text:p>
      <text:h text:style-name="P54" text:outline-level="3"><text:span text:style-name="T1">Listing all </text:span><text:span text:style-name="T2">Machines</text:span></text:h>
      <text:p text:style-name="P36"><text:span text:style-name="T1">1. Click on the </text:span><text:span text:style-name="T2">Machines</text:span><text:span text:style-name="T1"> tab in the navigation bar.</text:span></text:p>
      <text:p text:style-name="P24"><text:span text:style-name="T32"/></text:p>
      <text:h text:style-name="P41" text:outline-level="2"><text:soft-page-break/><text:span text:style-name="T9"/></text:h>
      <text:h text:style-name="P41" text:outline-level="2"><text:span text:style-name="T4">Purchases</text:span></text:h>
      <text:p text:style-name="P3"><text:span text:style-name="T1"/></text:p>
      <text:h text:style-name="P53" text:outline-level="3"><text:span text:style-name="T1">Listing all </text:span><text:span text:style-name="T21">Purchases</text:span></text:h>
      <text:p text:style-name="P35"><text:span text:style-name="T1">1. Click on the </text:span><text:span text:style-name="T21">Purchases</text:span><text:span text:style-name="T1"> tab in the navigation bar.</text:span></text:p>
      <text:p text:style-name="P12"><text:span text:style-name="T1"/></text:p>
      <text:h text:style-name="P53" text:outline-level="3"><text:span text:style-name="T1">Adding a new </text:span><text:span text:style-name="T21">Purchase</text:span></text:h>
      <text:p text:style-name="P35"><text:span text:style-name="T1">1. Click on the </text:span><text:span text:style-name="T21">Purchases</text:span><text:span text:style-name="T1"> tab in the navigation bar.</text:span></text:p>
      <text:p text:style-name="P35"><text:span text:style-name="T1">2. Scroll down to the bottom and click on the 'New' button.</text:span></text:p>
      <text:p text:style-name="P35"><text:span text:style-name="T1">3. In the page that opens, </text:span><text:span text:style-name="T2">select the </text:span><text:span text:style-name="T21">type of purchase</text:span><text:span text:style-name="T2"> from the drop-down </text:span><text:span text:style-name="T21">(For a Group/School/Machine)</text:span><text:span text:style-name="T2">.</text:span></text:p>
      <text:p text:style-name="P35"><text:span text:style-name="T21">4. Wait for the type drop-down to refresh.</text:span></text:p>
      <text:p text:style-name="P35"><text:span text:style-name="T21">5</text:span><text:span text:style-name="T2">. </text:span><text:span text:style-name="T14">Select the (Group/School/Machine) from the drop down.</text:span></text:p>
      <text:p text:style-name="P35"><text:span text:style-name="T14">6. Select the Repository (Game) for which the purchase was made.</text:span></text:p>
      <text:p text:style-name="P34"><text:span text:style-name="T14">7. Click on 'Create Purchase'.</text:span></text:p>
      <text:p text:style-name="P25"><text:span text:style-name="T32"/></text:p>
      <text:h text:style-name="P42" text:outline-level="2"><text:span text:style-name="T5">Users</text:span></text:h>
      <text:p text:style-name="P4"><text:span text:style-name="T1"/></text:p>
      <text:h text:style-name="P52" text:outline-level="3"><text:span text:style-name="T1">Listing all </text:span><text:span text:style-name="T22">Users</text:span></text:h>
      <text:p text:style-name="P34"><text:span text:style-name="T1">1. Click on the </text:span><text:span text:style-name="T22">Users</text:span><text:span text:style-name="T1"> tab in the navigation bar.</text:span></text:p>
      <text:p text:style-name="P13"><text:span text:style-name="T1"/></text:p>
      <text:h text:style-name="P52" text:outline-level="3"><text:span text:style-name="T1">Adding a new </text:span><text:span text:style-name="T22">User</text:span></text:h>
      <text:p text:style-name="P34"><text:span text:style-name="T1">1. Click on the </text:span><text:span text:style-name="T22">Users</text:span><text:span text:style-name="T1"> tab in the navigation bar.</text:span></text:p>
      <text:p text:style-name="P34"><text:span text:style-name="T1">2. Scroll down to the bottom and click on the 'New' button.</text:span></text:p>
      <text:p text:style-name="P34"><text:span text:style-name="T1">3. In the page that opens, </text:span><text:span text:style-name="T22">add the 'Name', 'Email(Username)' and 'Password' for the new user. All fields are mandatory.</text:span></text:p>
      <text:p text:style-name="P34"><text:span text:style-name="T14">7. Click on 'Create </text:span><text:span text:style-name="T15">user</text:span><text:span text:style-name="T14">'.</text:span></text:p>
      <text:p text:style-name="P13"><text:span text:style-name="T1"/></text:p>
      <text:h text:style-name="P52" text:outline-level="3"><text:span text:style-name="T22">Editing</text:span><text:span text:style-name="T1"> a </text:span><text:span text:style-name="T22">User</text:span></text:h>
      <text:p text:style-name="P34"><text:span text:style-name="T1">1. Click on the </text:span><text:span text:style-name="T22">Users</text:span><text:span text:style-name="T1"> tab in the navigation bar.</text:span></text:p>
      <text:p text:style-name="P34"><text:span text:style-name="T1">2. </text:span><text:span text:style-name="T22">Click on the 'Edit' button next to the user you wish to edit.</text:span></text:p>
      <text:p text:style-name="P34"><text:span text:style-name="T1">3. In the page that opens, </text:span><text:span text:style-name="T22">edit the 'Name', 'Email(Username)' and 'Password' for the new user. All fields are mandatory.</text:span></text:p>
      <text:p text:style-name="P32"><text:span text:style-name="T14">7. Click on '</text:span><text:span text:style-name="T15">Update</text:span><text:span text:style-name="T14"> </text:span><text:span text:style-name="T15">user</text:span><text:span text:style-name="T14">'.</text:span></text:p>
      <text:p text:style-name="P32"><text:span text:style-name="T14"/></text:p>
      <text:p text:style-name="P18"><text:span text:style-name="T12">Note:</text:span></text:p>
      <text:p text:style-name="P18"><text:span text:style-name="T12"/></text:p>
      <text:p text:style-name="P38"><text:span text:style-name="T12">1. Deleting a Group, will delete all the schools under the Group and all the Machines under all those schools in that group and all Updates and Purchases for those groups and the schools belonging to that group and the machines belonging to those schools which are under that group.</text:span></text:p>
      <text:p text:style-name="P38"><text:soft-page-break/><text:span text:style-name="T12"/></text:p>
      <text:p text:style-name="P38"><text:span text:style-name="T12">2. Deleting a School, will delete all machines in that school </text:span><text:span text:style-name="T13">and all the Purchases and Updates for the School and all the machines in it.</text:span></text:p>
      <text:p text:style-name="P38"><text:span text:style-name="T13"/></text:p>
      <text:p text:style-name="P38"><text:span text:style-name="T13">3. Deleting a machine will remove the RSA certificate of that machine from the TrustStore of the Update client. Also, it will delete all Purchases, Updates and Update records connected to that machine.</text:span></text:p>
      <text:p text:style-name="P26"><text:span text:style-name="T32"/></text:p>
      <text:h text:style-name="P43" text:outline-level="2"><text:span text:style-name="T6">Installers</text:span></text:h>
      <text:p text:style-name="P5"><text:span text:style-name="T1"/></text:p>
      <text:h text:style-name="P51" text:outline-level="3"><text:span text:style-name="T1">Listing all </text:span><text:span text:style-name="T23">Installers</text:span></text:h>
      <text:p text:style-name="P32"><text:span text:style-name="T1">1. Click on the </text:span><text:span text:style-name="T23">Installers</text:span><text:span text:style-name="T1"> tab in the navigation bar.</text:span></text:p>
      <text:p text:style-name="P14"><text:span text:style-name="T1"/></text:p>
      <text:h text:style-name="P51" text:outline-level="3"><text:span text:style-name="T1">Adding a new </text:span><text:span text:style-name="T23">Installer</text:span></text:h>
      <text:p text:style-name="P32"><text:span text:style-name="T1">1. Click on the </text:span><text:span text:style-name="T23">Installers</text:span><text:span text:style-name="T1"> tab in the navigation bar.</text:span></text:p>
      <text:p text:style-name="P32"><text:span text:style-name="T1">2. Scroll down to the bottom and click on the 'New' button.</text:span></text:p>
      <text:p text:style-name="P32"><text:span text:style-name="T1">3. In the page that opens, </text:span><text:span text:style-name="T22">add the 'Name', 'Email(Username)' and 'Password' for the new user. All fields are mandatory. </text:span><text:span text:style-name="T24">'Contact' filed is optional.</text:span></text:p>
      <text:p text:style-name="P32"><text:span text:style-name="T14">7. Click on 'Create </text:span><text:span text:style-name="T16">installer</text:span><text:span text:style-name="T14">'.</text:span></text:p>
      <text:p text:style-name="P14"><text:span text:style-name="T1"/></text:p>
      <text:h text:style-name="P51" text:outline-level="3"><text:span text:style-name="T22">Editing</text:span><text:span text:style-name="T1"> a </text:span><text:span text:style-name="T23">Installer</text:span></text:h>
      <text:p text:style-name="P32"><text:span text:style-name="T1">1. Click on the </text:span><text:span text:style-name="T23">Installers</text:span><text:span text:style-name="T1"> tab in the navigation bar.</text:span></text:p>
      <text:p text:style-name="P32"><text:span text:style-name="T1">2. </text:span><text:span text:style-name="T22">Click on the 'Edit' button next to the </text:span><text:span text:style-name="T23">installer</text:span><text:span text:style-name="T22"> you wish to edit.</text:span></text:p>
      <text:p text:style-name="P33"><text:span text:style-name="T1">3. In the page that opens, </text:span><text:span text:style-name="T22">edit the 'Name', 'Email(Username)' and 'Password' for the new user. All fields are mandatory. </text:span><text:span text:style-name="T24">'Contact' filed is optional.</text:span></text:p>
      <text:p text:style-name="P31"><text:span text:style-name="T14">7. Click on '</text:span><text:span text:style-name="T15">Update</text:span><text:span text:style-name="T14"> </text:span><text:span text:style-name="T16">installer</text:span><text:span text:style-name="T14">'.</text:span></text:p>
      <text:p text:style-name="P27"><text:span text:style-name="T32"/></text:p>
      <text:h text:style-name="P44" text:outline-level="2"><text:span text:style-name="T7">Update Records</text:span></text:h>
      <text:p text:style-name="P6"><text:span text:style-name="T1"/></text:p>
      <text:h text:style-name="P50" text:outline-level="3"><text:span text:style-name="T1">Listing all </text:span><text:span text:style-name="T25">Update Records</text:span></text:h>
      <text:p text:style-name="P31"><text:span text:style-name="T10">1. Click on the </text:span><text:span text:style-name="T17">Update Records</text:span><text:span text:style-name="T10"> tab in the navigation bar.</text:span></text:p>
      <text:p text:style-name="P14"><text:span text:style-name="T14"/></text:p>
      <text:h text:style-name="P44" text:outline-level="2"><text:span text:style-name="T7">Commits</text:span></text:h>
      <text:p text:style-name="P6"><text:span text:style-name="T1"/></text:p>
      <text:h text:style-name="P50" text:outline-level="3"><text:span text:style-name="T1">Listing all </text:span><text:span text:style-name="T25">Commits</text:span></text:h>
      <text:p text:style-name="P31"><text:span text:style-name="T1">1. Click on the </text:span><text:span text:style-name="T25">Commits</text:span><text:span text:style-name="T1"> tab in the navigation bar.</text:span></text:p>
      <text:p text:style-name="P15"><text:span text:style-name="T1"/></text:p>
      <text:h text:style-name="P50" text:outline-level="3"><text:soft-page-break/><text:span text:style-name="T22">Editing</text:span><text:span text:style-name="T1"> a </text:span><text:span text:style-name="T25">Commit (Setting/un-setting a commit as updatable)</text:span></text:h>
      <text:p text:style-name="P31"><text:span text:style-name="T1">1. Click on the </text:span><text:span text:style-name="T25">Commits</text:span><text:span text:style-name="T1"> tab in the navigation bar.</text:span></text:p>
      <text:p text:style-name="P31"><text:span text:style-name="T1">2. </text:span><text:span text:style-name="T22">Click on the 'Edit' button next to the </text:span><text:span text:style-name="T25">commit</text:span><text:span text:style-name="T22"> you wish to edit.</text:span></text:p>
      <text:p text:style-name="P31"><text:span text:style-name="T1">3. In the page that opens, </text:span><text:span text:style-name="T25">toggle the 'Is update' button to set/un-set the commit as a update.</text:span></text:p>
      <text:p text:style-name="P31"><text:span text:style-name="T14">7. Click on '</text:span><text:span text:style-name="T15">Update</text:span><text:span text:style-name="T14"> </text:span><text:span text:style-name="T17">commit.</text:span><text:span text:style-name="T14">'.</text:span></text:p>
      <text:p text:style-name="P26"><text:span text:style-name="T20"/></text:p>
      <text:h text:style-name="P45" text:outline-level="2"><text:span text:style-name="T8">Updates</text:span></text:h>
      <text:p text:style-name="P7"><text:span text:style-name="T1"/></text:p>
      <text:h text:style-name="P48" text:outline-level="3"><text:span text:style-name="T1">Listing all </text:span><text:span text:style-name="T26">Updates</text:span></text:h>
      <text:p text:style-name="P28"><text:span text:style-name="T1">1. Click on the </text:span><text:span text:style-name="T26">Updates</text:span><text:span text:style-name="T1"> tab in the navigation bar.</text:span></text:p>
      <text:p text:style-name="P16"><text:span text:style-name="T1"/></text:p>
      <text:h text:style-name="P48" text:outline-level="3"><text:span text:style-name="T1">Adding a new </text:span><text:span text:style-name="T26">Update</text:span></text:h>
      <text:p text:style-name="P28"><text:span text:style-name="T1">1. Click on the </text:span><text:span text:style-name="T26">Updates</text:span><text:span text:style-name="T1"> tab in the navigation bar.</text:span></text:p>
      <text:p text:style-name="P28"><text:span text:style-name="T1">2. Scroll down to the bottom and click on the 'New' button.</text:span></text:p>
      <text:p text:style-name="P28"><text:span text:style-name="T1">3. In the page that opens, </text:span><text:span text:style-name="T26">select the 'Level' of update from the drop down.</text:span></text:p>
      <text:p text:style-name="P28"><text:span text:style-name="T26">4. Choose 'For' from the Dropdown. (Group/School/Machine) and wait for the 'Group/School/Machine' dropdown to update.</text:span></text:p>
      <text:p text:style-name="P28"><text:span text:style-name="T26">5. Select the 'Group/School/Machine' from the dropdown.</text:span></text:p>
      <text:p text:style-name="P28"><text:span text:style-name="T26">6. Select the 'Repository(Game)' from the dropdown and wait for the 'Commit hash' drop down to update.</text:span></text:p>
      <text:p text:style-name="P28"><text:span text:style-name="T26">7. Select the 'Commit hash' for the selected 'Repository' (Only commits which are marked as 'Is update' are shown here).</text:span></text:p>
      <text:p text:style-name="P29"><text:span text:style-name="T27">8. Click on 'Create Update'.</text:span></text:p>
      <text:p text:style-name="P16"><text:span text:style-name="T1"/></text:p>
      <text:h text:style-name="P48" text:outline-level="3"><text:span text:style-name="T22">Editing</text:span><text:span text:style-name="T1"> a </text:span><text:span text:style-name="T28">Update</text:span></text:h>
      <text:p text:style-name="P28"><text:span text:style-name="T1">1. Click on the </text:span><text:span text:style-name="T28">Updates</text:span><text:span text:style-name="T1"> tab in the navigation bar.</text:span></text:p>
      <text:p text:style-name="P30"><text:span text:style-name="T1">2. </text:span><text:span text:style-name="T22">Click on the 'Edit' button next to the </text:span><text:span text:style-name="T28">update</text:span><text:span text:style-name="T22"> you wish to edit.</text:span></text:p>
      <text:p text:style-name="P30"><text:span text:style-name="T1">3. In the page that opens, </text:span><text:span text:style-name="T26">select the 'Level' of update from the drop down.</text:span></text:p>
      <text:p text:style-name="P30"><text:span text:style-name="T26">4. Choose 'For' from the Dropdown. (Group/School/Machine) and wait for the 'Group/School/Machine' dropdown to update.</text:span></text:p>
      <text:p text:style-name="P30"><text:span text:style-name="T26">5. Select the 'Group/School/Machine' from the dropdown.</text:span></text:p>
      <text:p text:style-name="P30"><text:span text:style-name="T26">6. Select the 'Repository(Game)' from the dropdown and wait for the 'Commit hash' drop down to update.</text:span></text:p>
      <text:p text:style-name="P30"><text:span text:style-name="T26">7. Select the 'Commit hash' for the selected 'Repository' (Only commits which are marked as 'Is update' are shown here).</text:span></text:p>
      <text:p text:style-name="P30"><text:span text:style-name="T18">8. Click on 'Create Update'.</text:span></text:p>
      <text:p text:style-name="P17"><text:span text:style-name="T1"/></text:p>
      <text:h text:style-name="P49" text:outline-level="3"><text:span text:style-name="T28">Deleting</text:span><text:span text:style-name="T1"> a </text:span><text:span text:style-name="T28">Update</text:span></text:h>
      <text:p text:style-name="P30"><text:span text:style-name="T1">1. Click on the </text:span><text:span text:style-name="T28">Updates</text:span><text:span text:style-name="T1"> tab in the navigation bar.</text:span></text:p>
      <text:p text:style-name="P30"><text:span text:style-name="T10">2. </text:span><text:span text:style-name="T15">Click on the '</text:span><text:span text:style-name="T19">Delete</text:span><text:span text:style-name="T15">' button next to the </text:span><text:span text:style-name="T19">update</text:span><text:span text:style-name="T15"> you wish to </text:span><text:span text:style-name="T19">delete</text:span><text:span text:style-name="T15">.</text:span></text:p>
      <text:p text:style-name="P30"><text:span text:style-name="T15"/></text:p>
      <text:p text:style-name="P17"><text:span text:style-name="T19">Note:</text:span></text:p>
      <text:p text:style-name="P30"><text:span text:style-name="T19">1. Deleting an update will delete all the related Update records.</text:span></text:p>
      <text:p text:style-name="P26"><text:soft-page-break/><text:span text:style-name="T33"/></text:p>
      <text:p text:style-name="P21"><text:span text:style-name="T33"/></text:p>
      <text:p text:style-name="P20"><text:span text:style-name="T15">Default Administrator Username/Password:</text:span></text:p>
      <text:p text:style-name="P13"><text:span text:style-name="T15">Username: </text:span><text:a xlink:type="simple" xlink:href="mailto:admin@nayidishastudios.com"><text:span text:style-name="T15">admin@nayidishastudios.com</text:span></text:a></text:p>
      <text:p text:style-name="P13"><text:span text:style-name="T15">Password: abc#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anshu Mehndiratta</meta:initial-creator>
    <meta:creation-date>2013-07-27T19:41:11</meta:creation-date>
    <dc:date>2013-07-27T20:17:25</dc:date>
    <dc:creator>Deepanshu Mehndiratta</dc:creator>
    <meta:editing-duration>PT32M52S</meta:editing-duration>
    <meta:editing-cycles>21</meta:editing-cycles>
    <meta:generator>LibreOffice/4.0.2.2$Linux_x86 LibreOffice_project/400m0$Build-2</meta:generator>
    <meta:document-statistic meta:table-count="0" meta:image-count="0" meta:object-count="0" meta:page-count="5" meta:paragraph-count="102" meta:word-count="959" meta:character-count="5412" meta:non-whitespace-character-count="4555"/>
  </office:meta>
</office:document-meta>
</file>